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e0213" officeooo:paragraph-rsid="000e0213"/>
    </style:style>
    <style:style style:name="P2" style:family="paragraph" style:parent-style-name="Standard">
      <style:text-properties officeooo:rsid="000ff95a" officeooo:paragraph-rsid="000ff95a"/>
    </style:style>
    <style:style style:name="P3" style:family="paragraph" style:parent-style-name="Standard">
      <style:text-properties officeooo:rsid="00105cf0" officeooo:paragraph-rsid="00105cf0"/>
    </style:style>
    <style:style style:name="P4" style:family="paragraph" style:parent-style-name="Standard">
      <style:text-properties officeooo:rsid="00140754" officeooo:paragraph-rsid="00140754"/>
    </style:style>
    <style:style style:name="P5" style:family="paragraph" style:parent-style-name="Standard">
      <style:text-properties officeooo:rsid="0015c7b5" officeooo:paragraph-rsid="0015c7b5"/>
    </style:style>
    <style:style style:name="P6" style:family="paragraph" style:parent-style-name="Standard">
      <style:text-properties officeooo:rsid="00163690" officeooo:paragraph-rsid="00163690"/>
    </style:style>
    <style:style style:name="P7" style:family="paragraph" style:parent-style-name="Standard">
      <style:text-properties officeooo:rsid="001966e4" officeooo:paragraph-rsid="001966e4"/>
    </style:style>
    <style:style style:name="P8" style:family="paragraph" style:parent-style-name="Standard">
      <style:text-properties officeooo:rsid="001a974a" officeooo:paragraph-rsid="001a974a"/>
    </style:style>
    <style:style style:name="P9" style:family="paragraph" style:parent-style-name="Standard">
      <style:text-properties officeooo:rsid="001b1ccd" officeooo:paragraph-rsid="001a974a"/>
    </style:style>
    <style:style style:name="P10" style:family="paragraph" style:parent-style-name="Standard">
      <style:text-properties officeooo:rsid="001cf756" officeooo:paragraph-rsid="001cf756"/>
    </style:style>
    <style:style style:name="P11" style:family="paragraph" style:parent-style-name="Standard">
      <style:text-properties officeooo:rsid="001ef292" officeooo:paragraph-rsid="001ef292"/>
    </style:style>
    <style:style style:name="P12" style:family="paragraph" style:parent-style-name="Standard">
      <style:text-properties officeooo:rsid="0020e64e" officeooo:paragraph-rsid="0020e64e"/>
    </style:style>
    <style:style style:name="P13" style:family="paragraph" style:parent-style-name="Standard">
      <style:text-properties officeooo:rsid="00215bf0" officeooo:paragraph-rsid="00215bf0"/>
    </style:style>
    <style:style style:name="P14" style:family="paragraph" style:parent-style-name="Standard">
      <style:text-properties officeooo:rsid="00217387" officeooo:paragraph-rsid="00217387"/>
    </style:style>
    <style:style style:name="P15" style:family="paragraph" style:parent-style-name="Standard">
      <style:paragraph-properties fo:background-color="#00ccff">
        <style:background-image/>
      </style:paragraph-properties>
      <style:text-properties officeooo:rsid="00105cf0" officeooo:paragraph-rsid="00105cf0"/>
    </style:style>
    <style:style style:name="P16" style:family="paragraph" style:parent-style-name="Standard">
      <style:paragraph-properties fo:background-color="#00ccff">
        <style:background-image/>
      </style:paragraph-properties>
      <style:text-properties officeooo:rsid="00140754" officeooo:paragraph-rsid="00140754"/>
    </style:style>
    <style:style style:name="P17" style:family="paragraph" style:parent-style-name="Standard">
      <style:paragraph-properties fo:background-color="#00ccff">
        <style:background-image/>
      </style:paragraph-properties>
      <style:text-properties officeooo:rsid="0015c7b5" officeooo:paragraph-rsid="0015c7b5"/>
    </style:style>
    <style:style style:name="P18" style:family="paragraph" style:parent-style-name="Standard">
      <style:paragraph-properties fo:background-color="#00ccff">
        <style:background-image/>
      </style:paragraph-properties>
      <style:text-properties officeooo:rsid="00163690" officeooo:paragraph-rsid="00163690"/>
    </style:style>
    <style:style style:name="P19" style:family="paragraph" style:parent-style-name="Standard">
      <style:paragraph-properties fo:background-color="#00ccff">
        <style:background-image/>
      </style:paragraph-properties>
      <style:text-properties officeooo:rsid="001a974a" officeooo:paragraph-rsid="001a974a"/>
    </style:style>
    <style:style style:name="P20" style:family="paragraph" style:parent-style-name="Standard">
      <style:paragraph-properties fo:background-color="#00ccff">
        <style:background-image/>
      </style:paragraph-properties>
      <style:text-properties officeooo:rsid="001cf756" officeooo:paragraph-rsid="001cf756"/>
    </style:style>
    <style:style style:name="P21" style:family="paragraph" style:parent-style-name="Standard">
      <style:paragraph-properties fo:background-color="#00ccff">
        <style:background-image/>
      </style:paragraph-properties>
      <style:text-properties officeooo:rsid="00215bf0" officeooo:paragraph-rsid="00215bf0"/>
    </style:style>
    <style:style style:name="P22" style:family="paragraph" style:parent-style-name="Standard">
      <style:paragraph-properties fo:background-color="#00ccff">
        <style:background-image/>
      </style:paragraph-properties>
      <style:text-properties officeooo:rsid="0022d81a" officeooo:paragraph-rsid="0022d81a"/>
    </style:style>
    <style:style style:name="P23" style:family="paragraph" style:parent-style-name="Standard">
      <style:paragraph-properties fo:background-color="#00ccff">
        <style:background-image/>
      </style:paragraph-properties>
      <style:text-properties officeooo:rsid="0025d7a5" officeooo:paragraph-rsid="0025d7a5"/>
    </style:style>
    <style:style style:name="P24" style:family="paragraph" style:parent-style-name="Standard">
      <style:paragraph-properties fo:background-color="#00ccff">
        <style:background-image/>
      </style:paragraph-properties>
      <style:text-properties officeooo:rsid="00289b9f" officeooo:paragraph-rsid="00289b9f"/>
    </style:style>
    <style:style style:name="P25" style:family="paragraph" style:parent-style-name="Standard">
      <style:paragraph-properties fo:background-color="#00ccff">
        <style:background-image/>
      </style:paragraph-properties>
      <style:text-properties officeooo:rsid="00292e0c" officeooo:paragraph-rsid="00292e0c"/>
    </style:style>
    <style:style style:name="P26" style:family="paragraph" style:parent-style-name="Standard">
      <style:paragraph-properties fo:background-color="#00ccff">
        <style:background-image/>
      </style:paragraph-properties>
      <style:text-properties officeooo:rsid="002d4903" officeooo:paragraph-rsid="002d4903"/>
    </style:style>
    <style:style style:name="P27" style:family="paragraph" style:parent-style-name="Standard">
      <style:text-properties officeooo:rsid="0022d81a" officeooo:paragraph-rsid="0022d81a"/>
    </style:style>
    <style:style style:name="P28" style:family="paragraph" style:parent-style-name="Standard">
      <style:text-properties officeooo:rsid="0025d7a5" officeooo:paragraph-rsid="0025d7a5"/>
    </style:style>
    <style:style style:name="P29" style:family="paragraph" style:parent-style-name="Standard">
      <style:text-properties officeooo:rsid="00289b9f" officeooo:paragraph-rsid="00289b9f"/>
    </style:style>
    <style:style style:name="P30" style:family="paragraph" style:parent-style-name="Standard">
      <style:text-properties officeooo:rsid="00292e0c" officeooo:paragraph-rsid="00292e0c"/>
    </style:style>
    <style:style style:name="P31" style:family="paragraph" style:parent-style-name="Standard">
      <style:text-properties officeooo:rsid="002a635c" officeooo:paragraph-rsid="002a635c"/>
    </style:style>
    <style:style style:name="P32" style:family="paragraph" style:parent-style-name="Standard">
      <style:text-properties fo:color="#ff3333" officeooo:rsid="00292e0c" officeooo:paragraph-rsid="00292e0c"/>
    </style:style>
    <style:style style:name="P33" style:family="paragraph" style:parent-style-name="Standard">
      <style:text-properties officeooo:rsid="002d4903" officeooo:paragraph-rsid="002d4903"/>
    </style:style>
    <style:style style:name="P34" style:family="paragraph" style:parent-style-name="Standard">
      <style:text-properties officeooo:rsid="0032a8ec" officeooo:paragraph-rsid="0032a8ec"/>
    </style:style>
    <style:style style:name="T1" style:family="text">
      <style:text-properties officeooo:rsid="000fcce8"/>
    </style:style>
    <style:style style:name="T2" style:family="text">
      <style:text-properties officeooo:rsid="00123517"/>
    </style:style>
    <style:style style:name="T3" style:family="text">
      <style:text-properties fo:color="#ff3333"/>
    </style:style>
    <style:style style:name="T4" style:family="text">
      <style:text-properties fo:color="#ff3333" officeooo:rsid="00123517"/>
    </style:style>
    <style:style style:name="T5" style:family="text">
      <style:text-properties officeooo:rsid="0017d268"/>
    </style:style>
    <style:style style:name="T6" style:family="text">
      <style:text-properties officeooo:rsid="0020e64e"/>
    </style:style>
    <style:style style:name="T7" style:family="text">
      <style:text-properties officeooo:rsid="0021071e"/>
    </style:style>
    <style:style style:name="T8" style:family="text">
      <style:text-properties officeooo:rsid="002741f4"/>
    </style:style>
    <style:style style:name="T9" style:family="text">
      <style:text-properties officeooo:rsid="0028b185"/>
    </style:style>
    <style:style style:name="T10" style:family="text">
      <style:text-properties officeooo:rsid="002af583"/>
    </style:style>
    <style:style style:name="T11" style:family="text">
      <style:text-properties officeooo:rsid="002c6794"/>
    </style:style>
    <style:style style:name="T12" style:family="text">
      <style:text-properties officeooo:rsid="0032a8ec"/>
    </style:style>
    <style:style style:name="T13" style:family="text">
      <style:text-properties officeooo:rsid="0033c9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语言学习</text:p>
      <text:p text:style-name="P2">2.21</text:p>
      <text:p text:style-name="P7">stdio.h是标准库之一。</text:p>
      <text:p text:style-name="P1">#include &lt;stdio.h&gt;</text:p>
      <text:p text:style-name="P1">stdio:standard input output</text:p>
      <text:p text:style-name="P1">printf:print forma<text:span text:style-name="T1">t</text:span></text:p>
      <text:p text:style-name="P2">1.printf(" %3d %6d\n", fahr, celsius);</text:p>
      <text:p text:style-name="P2">指明打印宽度（如%<text:span text:style-name="T2">3d是指的</text:span><text:span text:style-name="T4">至少3个字符宽</text:span>），打印的数字，会在打印的区域向右靠齐。</text:p>
      <text:p text:style-name="P3">2.22</text:p>
      <text:p text:style-name="P15">1.5/9与5.0/9.0</text:p>
      <text:p text:style-name="P3">前者是整除，得0。</text:p>
      <text:p text:style-name="P3">后者算是浮点数的除法，可以得到小数。</text:p>
      <text:p text:style-name="P16">2.%3.0f,%6.1f</text:p>
      <text:p text:style-name="P4"><text:s/>%3.0f 浮点数至少3个字符宽，且不带小数点和小数部分。</text:p>
      <text:p text:style-name="P4">%6.1f浮点数至少6个字符宽，且小数点后面有1位数字。</text:p>
      <text:p text:style-name="P17">3.printf格式</text:p>
      <text:p text:style-name="P5">%o:八进制</text:p>
      <text:p text:style-name="P5">%x:十六进制</text:p>
      <text:p text:style-name="P5">%c:字符</text:p>
      <text:p text:style-name="P5">%d:整型</text:p>
      <text:p text:style-name="P5">%f:浮点型</text:p>
      <text:p text:style-name="P5">%s:字符串</text:p>
      <text:p text:style-name="P5">%%：百分号本身</text:p>
      <text:p text:style-name="P18">4.#define指令行</text:p>
      <text:p text:style-name="P6"><text:span text:style-name="T3">注意后面没有分号结尾</text:span><text:span text:style-name="T5">。</text:span></text:p>
      <text:p text:style-name="P6">#define LOWER 0</text:p>
      <text:p text:style-name="P6">#define UPPER 300</text:p>
      <text:p text:style-name="P6">这个用法和java的常量定义很像。只不过不用写出数据类型<text:span text:style-name="T5">。</text:span>public final int LOWER=0;</text:p>
      <text:p text:style-name="P19">5.键盘输入的字符</text:p>
      <text:p text:style-name="P8">c=getchar();</text:p>
      <text:p text:style-name="P9">每次调用putchar()将会打印一个字符。</text:p>
      <text:p text:style-name="P20">6.EOF</text:p>
      <text:p text:style-name="P10">end of file文件结束文件结束</text:p>
      <text:p text:style-name="P11"><text:span text:style-name="T6">int </text:span>c=getchar();</text:p>
      <text:p text:style-name="P11">while(c!=EOF){</text:p>
      <text:p text:style-name="P11">}</text:p>
      <text:p text:style-name="P11"/>
      <text:p text:style-name="P11">为什么定义为int类型<text:span text:style-name="T6">，而不是char类型。</text:span></text:p>
      <text:p text:style-name="P11">原因<text:span text:style-name="T6">：</text:span></text:p>
      <text:p text:style-name="P12">char类型专门用于储存字符型数据，当然任何整型(int)也可以用于存储字符型数据。</text:p>
      <text:p text:style-name="P12">我们在声明c变量的时候，必须让它大到足以存放getchar函数返回的任何值。比如存储文件结束符EOF.</text:p>
      <text:p text:style-name="P12">EO<text:span text:style-name="T7">F定义在头文件&lt;stdio.h&gt;中，是个整型数。</text:span></text:p>
      <text:p text:style-name="P21">7.！=的优先级要比=的优先级高</text:p>
      <text:p text:style-name="P13">也就是说不等于运算符比赋值运算符的优先级高。</text:p>
      <text:p text:style-name="P13">也就是说</text:p>
      <text:p text:style-name="P13">c=getchar()!=EOF;</text:p>
      <text:p text:style-name="P13">等价于</text:p>
      <text:p text:style-name="P13">c=(getchar()!=EOF);</text:p>
      <text:p text:style-name="P14">c的值被置为0或者1。</text:p>
      <text:p text:style-name="P22">8.printf(“%ld”,nc);</text:p>
      <text:p text:style-name="P27">ld代表long类型。</text:p>
      <text:p text:style-name="P27"><text:soft-page-break/></text:p>
      <text:p text:style-name="P28">2.23</text:p>
      <text:p text:style-name="P23">(1)power(a,b)</text:p>
      <text:p text:style-name="P28">a的b次方<text:span text:style-name="T8">e</text:span></text:p>
      <text:p text:style-name="P29">2.24</text:p>
      <text:p text:style-name="P24">(1)指针学习</text:p>
      <text:p text:style-name="P29">int a=3;</text:p>
      <text:p text:style-name="P29">int *b;</text:p>
      <text:p text:style-name="P29">b=&amp;a;//一元运算符&amp;可用于取一个对象的地址</text:p>
      <text:p text:style-name="P29">将a的地址赋值给变量b<text:span text:style-name="T9">，我们称b为指向a的指针。</text:span></text:p>
      <text:p text:style-name="P30">2.28</text:p>
      <text:p text:style-name="P25">(1)指针与数组</text:p>
      <text:p text:style-name="P30">int *pa;</text:p>
      <text:p text:style-name="P30">pa=&amp;a[0];//该行等价pa=a;</text:p>
      <text:p text:style-name="P32">因为数组名所代表的就是该数组最开始一个元素的地址。</text:p>
      <text:p text:style-name="P30">对数组a[i]的引用也可以写成*(a+i);</text:p>
      <text:p text:style-name="P31">同理&amp;a[i]与a+i同义。</text:p>
      <text:p text:style-name="P31">pa<text:span text:style-name="T10">[i]与*(pa+i)同步。</text:span></text:p>
      <text:p text:style-name="P31">指针是变量<text:span text:style-name="T11">，数组名不是变量。</text:span></text:p>
      <text:p text:style-name="P31">所以<text:span text:style-name="T11">pa=a;pa++;都是合法的。</text:span></text:p>
      <text:p text:style-name="P31">而<text:span text:style-name="T11">a=pa;a++不合法。</text:span></text:p>
      <text:p text:style-name="P26">(2)int strlen(char *s)</text:p>
      <text:p text:style-name="P33">{</text:p>
      <text:p text:style-name="P33"><text:tab/>int n;</text:p>
      <text:p text:style-name="P33"><text:tab/>for(n=0;*s!='\0';s++)</text:p>
      <text:p text:style-name="P33"><text:tab/><text:tab/>n++;</text:p>
      <text:p text:style-name="P33"><text:tab/>return n;</text:p>
      <text:p text:style-name="P33">}</text:p>
      <text:p text:style-name="P33">/*<text:span text:style-name="T3">strlen:return length of stings s</text:span>*/</text:p>
      <text:p text:style-name="P33">所以以下写法都没问题。</text:p>
      <text:p text:style-name="P33">strlen(“hello,world”);/*string constant */</text:p>
      <text:p text:style-name="P33">strlen(array);/* char array[10] */</text:p>
      <text:p text:style-name="P33">strlen(ptr);/*char *ptr; */</text:p>
      <text:p text:style-name="P33"><text:s/><text:span text:style-name="T12">(3)在函数定义中</text:span></text:p>
      <text:p text:style-name="P33">形式参数</text:p>
      <text:p text:style-name="P34">char s[]与 char *s是等价的。</text:p>
      <text:p text:style-name="P34">一般是用后一种方式<text:span text:style-name="T13">，如果讲数组名传递给参数，函数可以根据情况判定是按照数组处理还是按照指针处理，随后根据相应的方式操作该参数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1:39:06.436396336</meta:creation-date>
    <dc:date>2017-02-28T17:04:11.681546680</dc:date>
    <meta:editing-duration>P5DT8H30M52S</meta:editing-duration>
    <meta:editing-cycles>36</meta:editing-cycles>
    <meta:generator>LibreOffice/4.2.8.2$Linux_X86_64 LibreOffice_project/420m0$Build-2</meta:generator>
    <meta:document-statistic meta:table-count="0" meta:image-count="0" meta:object-count="0" meta:page-count="2" meta:paragraph-count="86" meta:word-count="723" meta:character-count="1384" meta:non-whitespace-character-count="1337"/>
  </office:meta>
</office:document-meta>
</file>